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017cm" svg:x="3.54cm" svg:y="4.683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4.161cm" svg:y="6.715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1.79cm" svg:y="6.704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4.505cm" svg:y="8.628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2.099cm" svg:y="8.628cm" draw:corner-radius="0.5cm">
          <text:p text:style-name="P3"><text:span text:style-name="T1">Cores 4-7</text:span></text:p>
        </draw:rect>
        <draw:rect draw:style-name="gr4" draw:text-style-name="P4" draw:layer="layout" svg:width="13.985cm" svg:height="1.143cm" svg:x="4.161cm" svg:y="11.795cm" draw:corner-radius="0.5cm">
          <text:p text:style-name="P3"><text:span text:style-name="T1">0-7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6:52.379046283</dc:date>
    <meta:editing-duration>P5DT19H2M25S</meta:editing-duration>
    <meta:editing-cycles>12</meta:editing-cycles>
    <meta:generator>LibreOffice/4.2.8.2$Linux_X86_64 LibreOffice_project/420m0$Build-2</meta:generator>
    <meta:document-statistic meta:object-count="6"/>
  </office:meta>
</office:document-meta>
</file>